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stroke="none" svg:stroke-color="#000000" draw:fill="none" draw:fill-color="#ffffff" fo:min-height="0.766cm"/>
    </style:style>
    <style:style style:name="gr3" style:family="graphic" style:parent-style-name="standard">
      <style:graphic-properties draw:stroke="none" svg:stroke-color="#000000" draw:fill="none" draw:fill-color="#ffffff" fo:min-height="0.385cm"/>
    </style:style>
    <style:style style:name="gr4" style:family="graphic" style:parent-style-name="standard">
      <style:graphic-properties draw:stroke="none" svg:stroke-color="#000000" draw:fill="none" draw:fill-color="#ffffff" fo:min-height="0.258cm"/>
    </style:style>
    <style:style style:name="gr5" style:family="graphic" style:parent-style-name="standard">
      <style:graphic-properties draw:stroke="none" svg:stroke-color="#000000" draw:fill="none" draw:fill-color="#ffffff" fo:min-height="0.949cm"/>
    </style:style>
    <style:style style:name="gr6" style:family="graphic" style:parent-style-name="standard" style:list-style-name="L2">
      <style:graphic-properties draw:stroke="none" svg:stroke-color="#000000" draw:fill="none" draw:fill-color="#ffffff" draw:textarea-vertical-align="top" fo:min-height="0.131cm"/>
    </style:style>
    <style:style style:name="gr7" style:family="graphic" style:parent-style-name="standard">
      <style:graphic-properties draw:stroke="none" svg:stroke-color="#000000" draw:fill="none" draw:fill-color="#ffffff" fo:min-height="0.395cm"/>
    </style:style>
    <style:style style:name="gr8" style:family="graphic" style:parent-style-name="standard">
      <style:graphic-properties svg:stroke-color="#fff450" draw:fill-color="#21409a" draw:textarea-vertical-align="middle"/>
    </style:style>
    <style:style style:name="gr9" style:family="graphic" style:parent-style-name="standard">
      <style:graphic-properties svg:stroke-color="#fff450" draw:fill-color="#fff200" draw:textarea-vertical-align="middle"/>
    </style:style>
    <style:style style:name="gr10" style:family="graphic" style:parent-style-name="standard">
      <style:graphic-properties svg:stroke-color="#fff450" draw:fill-color="#ed1c24" draw:textarea-vertical-align="middle"/>
    </style:style>
    <style:style style:name="gr11" style:family="graphic" style:parent-style-name="standard">
      <style:graphic-properties svg:stroke-color="#fff450" draw:fill-color="#faa61a" draw:textarea-vertical-align="middle"/>
    </style:style>
    <style:style style:name="gr12" style:family="graphic" style:parent-style-name="standard">
      <style:graphic-properties svg:stroke-color="#fff450" draw:fill-color="#5c2d91" draw:textarea-vertical-align="middle"/>
    </style:style>
    <style:style style:name="gr13" style:family="graphic" style:parent-style-name="standard">
      <style:graphic-properties svg:stroke-color="#fff450" draw:fill-color="#f58220" draw:textarea-vertical-align="middle"/>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style:text-properties fo:font-size="10pt" style:font-size-asian="10pt" style:font-size-complex="10pt"/>
    </style:style>
    <style:style style:name="P4" style:family="paragraph">
      <loext:graphic-properties draw:fill="none" draw:fill-color="#ffffff"/>
      <style:text-properties fo:font-size="10pt" style:font-size-asian="10pt" style:font-size-complex="10pt"/>
    </style:style>
    <style:style style:name="P5" style:family="paragraph">
      <loext:graphic-properties draw:fill-color="#21409a"/>
      <style:paragraph-properties fo:text-align="center"/>
    </style:style>
    <style:style style:name="P6" style:family="paragraph">
      <loext:graphic-properties draw:fill-color="#fff200"/>
      <style:paragraph-properties fo:text-align="center"/>
    </style:style>
    <style:style style:name="P7" style:family="paragraph">
      <loext:graphic-properties draw:fill-color="#ed1c24"/>
      <style:paragraph-properties fo:text-align="center"/>
    </style:style>
    <style:style style:name="P8" style:family="paragraph">
      <loext:graphic-properties draw:fill-color="#faa61a"/>
      <style:paragraph-properties fo:text-align="center"/>
    </style:style>
    <style:style style:name="P9" style:family="paragraph">
      <loext:graphic-properties draw:fill-color="#5c2d91"/>
      <style:paragraph-properties fo:text-align="center"/>
    </style:style>
    <style:style style:name="P10" style:family="paragraph">
      <loext:graphic-properties draw:fill-color="#f58220"/>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Default">
        <draw:line draw:style-name="gr1" draw:text-style-name="P1" draw:layer="layout" svg:x1="5.953cm" svg:y1="3.794cm" svg:x2="5.953cm" svg:y2="13.827cm">
          <text:p/>
        </draw:line>
        <draw:line draw:style-name="gr1" draw:text-style-name="P1" draw:layer="layout" svg:x1="5.953cm" svg:y1="13.827cm" svg:x2="14.843cm" svg:y2="13.827cm">
          <text:p/>
        </draw:line>
        <draw:line draw:style-name="gr1" draw:text-style-name="P1" draw:layer="layout" svg:x1="5.953cm" svg:y1="3.794cm" svg:x2="5.699cm" svg:y2="4.175cm">
          <text:p/>
        </draw:line>
        <draw:line draw:style-name="gr1" draw:text-style-name="P1" draw:layer="layout" svg:x1="5.953cm" svg:y1="3.794cm" svg:x2="6.207cm" svg:y2="4.175cm">
          <text:p/>
        </draw:line>
        <draw:line draw:style-name="gr1" draw:text-style-name="P1" draw:layer="layout" svg:x1="14.843cm" svg:y1="13.827cm" svg:x2="14.462cm" svg:y2="13.573cm">
          <text:p/>
        </draw:line>
        <draw:line draw:style-name="gr1" draw:text-style-name="P1" draw:layer="layout" svg:x1="14.843cm" svg:y1="13.827cm" svg:x2="14.462cm" svg:y2="14.081cm">
          <text:p/>
        </draw:line>
        <draw:frame draw:style-name="gr2" draw:text-style-name="P2" draw:layer="layout" svg:width="4.318cm" svg:height="1.016cm" svg:x="11.668cm" svg:y="13.954cm">
          <draw:text-box>
            <text:p><text:span text:style-name="T1">Temperatur </text:span><text:span text:style-name="T1"><text:s text:c="3"/>T/°C</text:span></text:p>
          </draw:text-box>
        </draw:frame>
        <draw:frame draw:style-name="gr3" draw:text-style-name="P4" draw:layer="layout" svg:width="3.048cm" svg:height="0.645cm" draw:transform="rotate (1.5707963267949) translate (4.927cm 6.969cm)">
          <draw:text-box>
            <text:p text:style-name="P3"><text:span text:style-name="T1">Leuchtkraft in L</text:span></text:p>
          </draw:text-box>
        </draw:frame>
        <draw:path draw:style-name="gr1" draw:text-style-name="P1" draw:layer="layout" svg:width="3.797cm" svg:height="2.896cm" draw:transform="rotate (-0.785398163397448) translate (8.6010526218283cm 9.8279473781717cm)" svg:viewBox="0 0 3798 2897" svg:d="M0 2896c255-10 533 40 761-109 164-106 354-155 522-260 156-98 333-162 501-239 214-99 435-186 653-284 182-82 384-122 565-217 159-84 302-200 468-272 180-77 312-228 326-435 14-192-53-354-152-522-91-154-196-250-229-425-49-267-338-67-446 33-122 113-281 172-424 251-186 101-348 238-544 326-148 66-267 191-413 261-268 129-572 193-772 446-124 156-210 334-240 522-31 200-207 298-326 435l-185 207 11 206 22 22">
          <text:p/>
        </draw:path>
        <draw:path draw:style-name="gr1" draw:text-style-name="P1" draw:layer="layout" svg:width="9.45cm" svg:height="2.646cm" draw:transform="skewX (-7.44660472231845E-017) rotate (-0.460417856676104) translate (6.46688685268113cm 6.07762752416089cm)" svg:viewBox="0 0 9451 2647" svg:d="M0 360c202-2 402 55 605 42 297-17 585-11 888-79 222-50 445-47 674-60 259-15 518-46 771-107 167-40 353-6 503-95 244-146 438 19 680-12 209-26 419 55 619 140 233 100 487 147 736 202 305 67 549 278 858 312 274 30 505 185 770 237 217 42 408 162 619 242 182 69 295 184 397 319 125 162 350 179 468 352 114 168 275 302 424 441 135 126 337 165 439 332l-6 21">
          <text:p/>
        </draw:path>
        <draw:path draw:style-name="gr1" draw:text-style-name="P1" draw:layer="layout" svg:width="10.435cm" svg:height="2.616cm" draw:transform="rotate (2.41710648108695) translate (14.1603704601337cm 13.2655319610324cm)" svg:viewBox="0 0 10436 2617" svg:d="M0 870c256-47 446 127 675 182 209 50 336 234 501 358 157 118 336 183 496 281 174 107 380 138 579 144 242 8 464 111 699 162 215 47 412 159 617 235 204 75 387 197 595 253 201 55 409 81 616 93 216 12 428 61 641 27 233-36 473-36 695-120 224-85 441-217 678-232 229-14 399-156 609-169 211-13 362-156 557-185 217-31 338-228 549-260 223-34 409-154 615-235 239-95 419-302 606-476 120-111 246-218 358-337 112-117 265-213 297-385l53-172-30-34">
          <text:p/>
        </draw:path>
        <draw:path draw:style-name="gr1" draw:text-style-name="P1" draw:layer="layout" svg:width="3.91cm" svg:height="6.835cm" draw:transform="rotate (-1.37095612744155) translate (15.8216555957311cm 2.75102714228554cm)" svg:viewBox="0 0 3911 6836" svg:d="M0 6836c248-6 482-118 667-273 152-127 239-315 375-458 134-141 237-310 388-439 171-146 300-340 474-485 156-130 273-284 442-397 196-132 326-361 327-609 1-231 128-430 194-651 48-159 162-291 246-437 104-180 91-394 183-590 76-163 98-345 167-516 70-176 200-317 185-527-11-162-79-334 5-486 97-177 108-382 221-552l18-169 1-157 18-90">
          <text:p/>
        </draw:path>
        <draw:path draw:style-name="gr1" draw:text-style-name="P1" draw:layer="layout" svg:width="3.906cm" svg:height="1.907cm" draw:transform="rotate (-3.14159265358979) translate (16.398cm 5.831cm)" svg:viewBox="0 0 3907 1908" svg:d="M0 0c231 7 462 12 692 16 194 4 344 88 539 108 187 19 356 115 538 153 194 41 361 115 538 200 191 91 375 166 554 262 202 109 373 259 539 431 151 156 388 245 461 461l46 154v123">
          <text:p/>
        </draw:path>
        <draw:path draw:style-name="gr1" draw:text-style-name="P1" draw:layer="layout" svg:width="2.487cm" svg:height="1.849cm" draw:transform="rotate (2.80683850305728) translate (15.6261460191165cm 9.13781186538015cm)" svg:viewBox="0 0 2488 1850" svg:d="M70 1848c329 23 623-158 932-225 208-46 380-186 575-266 286-117 624-170 836-405 158-176 34-397-75-544-131-177-243-388-516-407-200-13-365 72-544 125-186 54-370 133-531 249-160 116-331 213-482 347-164 145-229 389-260 612-24 173 48 331 75 495l20 9z">
          <text:p/>
        </draw:path>
        <draw:frame draw:style-name="gr4" draw:text-style-name="P4" draw:layer="layout" svg:width="3.429cm" svg:height="0.645cm" svg:x="7.477cm" svg:y="8.356cm">
          <draw:text-box>
            <text:p text:style-name="P3"><text:span text:style-name="T1">Hauptreihe</text:span><text:span text:style-name="T1">nsterne</text:span></text:p>
          </draw:text-box>
        </draw:frame>
        <draw:frame draw:style-name="gr5" draw:text-style-name="P4" draw:layer="layout" svg:width="3.302cm" svg:height="1.199cm" svg:x="7.35cm" svg:y="12.049cm">
          <draw:text-box>
            <text:p text:style-name="P3"><text:span text:style-name="T1">Weiße </text:span><text:span text:style-name="T1">Zwerge</text:span></text:p>
          </draw:text-box>
        </draw:frame>
        <draw:path draw:style-name="gr1" draw:text-style-name="P1" draw:layer="layout" svg:width="0.291cm" svg:height="0.047cm" draw:transform="rotate (0.319569786040162) translate (5.799cm 6.384cm)" svg:viewBox="0 0 292 48" svg:d="M0 0l161 5 131 43">
          <text:p/>
        </draw:path>
        <draw:path draw:style-name="gr1" draw:text-style-name="P1" draw:layer="layout" svg:width="0.492cm" svg:height="0.016cm" svg:x="5.768cm" svg:y="11.967cm" svg:viewBox="0 0 493 17" svg:d="M0 1c164 6 329-15 493 16">
          <text:p/>
        </draw:path>
        <draw:frame draw:style-name="gr6" draw:text-style-name="P4" draw:layer="layout" svg:width="2.286cm" svg:height="0.645cm" svg:x="13.7cm" svg:y="8.62cm">
          <draw:text-box>
            <text:p text:style-name="P3"><text:span text:style-name="T1">Riesen</text:span></text:p>
          </draw:text-box>
        </draw:frame>
        <draw:frame draw:style-name="gr7" draw:text-style-name="P4" draw:layer="layout" svg:width="2.286cm" svg:height="0.645cm" svg:x="11.541cm" svg:y="6.451cm">
          <draw:text-box>
            <text:p text:style-name="P3"><text:span text:style-name="T1">Überriesen</text:span></text:p>
          </draw:text-box>
        </draw:frame>
        <draw:path draw:style-name="gr8" draw:text-style-name="P5" draw:layer="layout" svg:width="1.13cm" svg:height="0.695cm" svg:x="6.131cm" svg:y="6.091cm" svg:viewBox="0 0 1131 696" svg:d="M1130 124c19 225-166 317-277 492-135 213-357-62-523-123-105-39-571-229-169-308 171-33 339-75 507-123l123-62z">
          <text:p/>
        </draw:path>
        <draw:path draw:style-name="gr9" draw:text-style-name="P6" draw:layer="layout" svg:width="2.898cm" svg:height="1.58cm" svg:x="8.977cm" svg:y="6.768cm" svg:viewBox="0 0 2899 1581" svg:d="M730 0c-253 65-367 333-585 446-168 87-239 440 62 385 176-32 368-10 538 77 178 91 387 1 616 61 279 74-336 466 215 585 196 42 385 25 584 15 233-12 386-180 431-369l154-138 154-62-62 108z">
          <text:p/>
        </draw:path>
        <draw:path draw:style-name="gr10" draw:text-style-name="P7" draw:layer="layout" svg:width="3.952cm" svg:height="4.399cm" svg:x="10.984cm" svg:y="8.522cm" svg:viewBox="0 0 3953 4400" svg:d="M0 154c180 150 381 266 584 384 176 102 341 222 446 400 109 185 225 368 308 570 101 247 200 508 415 692 195 166 427 283 631 446 177 140 203 408 246 631 53 279 223 516 369 769 121 208 295 277 477 338 301 102 467-305 477-492 11-214-185-372-354-538-170-168-333-335-430-554-86-196-229-359-339-539-114-186-157-424-323-569-183-159-53-349-154-523-99-170-185-356-369-461-164-93-353-256-323-477l-46-185-62-46z">
          <text:p/>
        </draw:path>
        <draw:path draw:style-name="gr11" draw:text-style-name="P8" draw:layer="layout" svg:width="1.981cm" svg:height="0.692cm" svg:x="10.694cm" svg:y="8.03cm" svg:viewBox="0 0 1982 693" svg:d="M1413 0c-216 82-454 58-662 169-152 81-325 82-492 123-152 37-444 316-92 385 314 62 621-76 923-108 212-22 370-163 569-215l169-16 154 31z">
          <text:p/>
        </draw:path>
        <draw:path draw:style-name="gr10" draw:text-style-name="P7" draw:layer="layout" svg:width="1.556cm" svg:height="1.105cm" svg:x="14.644cm" svg:y="7.261cm" svg:viewBox="0 0 1557 1106" svg:d="M0 107c59 256 157 505 185 770 36 331 353 201 569 215 295 21 257-285 446-354 141-50 327-94 354-308 30-232-155-335-323-369-190-38-379-65-569-61l-185 15h-30z">
          <text:p/>
        </draw:path>
        <draw:path draw:style-name="gr11" draw:text-style-name="P8" draw:layer="layout" svg:width="1.135cm" svg:height="1.282cm" svg:x="13.573cm" svg:y="7.337cm" svg:viewBox="0 0 1136 1283" svg:d="M0 123c61 172 27 362 61 539 34 176 138 300 277 477 169 214 337 145 477 77 117-57 383 64 308-231-44-175-86-313-216-477-104-131 67-358-46-508z">
          <text:p/>
        </draw:path>
        <draw:path draw:style-name="gr12" draw:text-style-name="P9" draw:layer="layout" svg:width="1.001cm" svg:height="0.804cm" svg:x="6.584cm" svg:y="11.691cm" svg:viewBox="0 0 1002 805" svg:d="M984 0c22 178 32 363-15 538-44 164-327 403-446 170-121-238-450-182-523-447v-200l138-61z">
          <text:p/>
        </draw:path>
        <draw:path draw:style-name="gr9" draw:text-style-name="P6" draw:layer="layout" svg:width="1.016cm" svg:height="1.552cm" svg:x="9.87cm" svg:y="11.922cm" svg:viewBox="0 0 1017 1553" svg:d="M21 0c-1 200 8 401 0 600-7 173-74 403 77 523 165 132 34 427 308 430 194 2 387-78 507-215 121-140 129-379 62-554-71-183-3-363-77-538l108-62z">
          <text:p/>
        </draw:path>
        <draw:path draw:style-name="gr9" draw:text-style-name="P6" draw:layer="layout" svg:width="3.557cm" svg:height="2.296cm" svg:x="10.522cm" svg:y="4.046cm" svg:viewBox="0 0 3558 2297" svg:d="M0 108c45 188 113 373 123 569 11 231 51 499 230 661 148 134 364 182 508 323 145 143 314 265 508 323 165 49 350-32 507 62 182 109 382 176 585 230 168 45 347 4 523 16 164 12 375-86 400-277 20-159 39-328 123-462 180-287-165-211-277-292-166-121-340-226-523-323-159-84-362-110-415-338-47-203-192-369-308-539l-61-61z">
          <text:p/>
        </draw:path>
        <draw:path draw:style-name="gr10" draw:text-style-name="P7" draw:layer="layout" svg:width="2.563cm" svg:height="1.053cm" svg:x="14.185cm" svg:y="5.599cm" svg:viewBox="0 0 2564 1054" svg:d="M367 0c-88 164-179 326-262 493-55 109-236 370 62 400 208 21 389 33 600 77 220 46 456 79 677 15 163-47 321-135 492-138 192-3 440 336 538 153 98-184 140-371 0-553l-77-123z">
          <text:p/>
        </draw:path>
        <draw:path draw:style-name="gr13" draw:text-style-name="P10" draw:layer="layout" svg:width="0.806cm" svg:height="1.216cm" svg:x="13.714cm" svg:y="5.338cm" svg:viewBox="0 0 807 1217" svg:d="M392 0c-46 160-46 327-62 492-25 251-428 412-307 631 68 123 450 165 400-123-50-289 275-209 307-431l46-154 31-200z">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5-09T21:24:50.812848934</meta:creation-date>
    <dc:date>2020-05-09T22:23:24.266979476</dc:date>
    <meta:editing-duration>PT5M41S</meta:editing-duration>
    <meta:editing-cycles>1</meta:editing-cycles>
    <meta:document-statistic meta:object-count="31"/>
    <meta:generator>LibreOffice/6.0.7.3$Linux_X86_64 LibreOffice_project/00m0$Build-3</meta:generator>
  </office:meta>
</office:document-meta>
</file>